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f4a" officeooo:paragraph-rsid="001e2f4a"/>
    </style:style>
    <style:style style:name="P2" style:family="paragraph" style:parent-style-name="Standard">
      <style:text-properties officeooo:rsid="001e2f4a" officeooo:paragraph-rsid="001eee29"/>
    </style:style>
    <style:style style:name="P3" style:family="paragraph" style:parent-style-name="Standard">
      <style:text-properties officeooo:rsid="001e2f4a" officeooo:paragraph-rsid="0020e985"/>
    </style:style>
    <style:style style:name="P4" style:family="paragraph" style:parent-style-name="Standard">
      <style:text-properties officeooo:rsid="001e2f4a" officeooo:paragraph-rsid="001e2f4a"/>
    </style:style>
    <style:style style:name="P5" style:family="paragraph" style:parent-style-name="Standard">
      <style:text-properties officeooo:rsid="0021fe46" officeooo:paragraph-rsid="0021fe46"/>
    </style:style>
    <style:style style:name="T1" style:family="text">
      <style:text-properties officeooo:rsid="001eee29" fo:background-color="#81d41a" loext:char-shading-value="0"/>
    </style:style>
    <style:style style:name="T2" style:family="text">
      <style:text-properties officeooo:rsid="0021f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Filter by UpperCase <text:span text:style-name="T1">done</text:span></text:p>
      <text:p text:style-name="P2">2-Filter by Phone Number <text:span text:style-name="T1">done</text:span></text:p>
      <text:p text:style-name="P3">3-Filter by Deparment <text:span text:style-name="T1">done</text:span></text:p>
      <text:p text:style-name="P1">4-Filter by space. <text:span text:style-name="T2">Ask Alex</text:span></text:p>
      <text:p text:style-name="P5">5-type center of global engagement, does not look for global engagement. Found a solution for it</text:p>
      <text:p text:style-name="P1">5-Put the cursor on the input</text:p>
      <text:p text:style-name="P1">6-Design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4:05:34.575692438</meta:creation-date>
    <dc:date>2022-01-25T11:35:25.713232080</dc:date>
    <meta:editing-duration>PT1H13M56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7" meta:word-count="41" meta:character-count="242" meta:non-whitespace-character-count="207"/>
  </office:meta>
</office:document-meta>
</file>